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1.906cm" table:align="left" fo:background-color="transparent">
        <style:background-image/>
      </style:table-properties>
    </style:style>
    <style:style style:name="Tabela1.A" style:family="table-column">
      <style:table-column-properties style:column-width="2.402cm"/>
    </style:style>
    <style:style style:name="Tabela1.B" style:family="table-column">
      <style:table-column-properties style:column-width="2.002cm"/>
    </style:style>
    <style:style style:name="Tabela1.C" style:family="table-column">
      <style:table-column-properties style:column-width="2.803cm"/>
    </style:style>
    <style:style style:name="Tabela1.D" style:family="table-column">
      <style:table-column-properties style:column-width="4.699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D1" style:family="table-cell">
      <style:table-cell-properties fo:padding="0.049cm" fo:border="0.05pt solid #000000" style:writing-mode="page"/>
    </style:style>
    <style:style style:name="Tabela1.A2" style:family="table-cell">
      <style:table-cell-properties fo:background-color="#e0c2c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fo:background-color="#e0c2c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3" style:family="table-cell">
      <style:table-cell-properties fo:background-color="#ff6d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3" style:family="table-cell">
      <style:table-cell-properties fo:background-color="#ff6d6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" style:family="table-cell">
      <style:table-cell-properties fo:background-color="#ff972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4" style:family="table-cell">
      <style:table-cell-properties fo:background-color="#ff972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5" style:family="table-cell">
      <style:table-cell-properties fo:background-color="#ffff0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5" style:family="table-cell">
      <style:table-cell-properties fo:background-color="#ffff00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6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" style:family="table">
      <style:table-properties style:width="9.603cm" table:align="left" fo:background-color="transparent">
        <style:background-image/>
      </style:table-properties>
    </style:style>
    <style:style style:name="Tabela2.A" style:family="table-column">
      <style:table-column-properties style:column-width="2.402cm"/>
    </style:style>
    <style:style style:name="Tabela2.B" style:family="table-column">
      <style:table-column-properties style:column-width="2.002cm"/>
    </style:style>
    <style:style style:name="Tabela2.C" style:family="table-column">
      <style:table-column-properties style:column-width="5.198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C1" style:family="table-cell">
      <style:table-cell-properties fo:padding="0.049cm" fo:border="0.05pt solid #000000" style:writing-mode="page"/>
    </style:style>
    <style:style style:name="Tabela2.A2" style:family="table-cell">
      <style:table-cell-properties fo:background-color="#e0c2c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2" style:family="table-cell">
      <style:table-cell-properties fo:background-color="#e0c2c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A3" style:family="table-cell">
      <style:table-cell-properties fo:background-color="#ff6d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3" style:family="table-cell">
      <style:table-cell-properties fo:background-color="#ff6d6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A4" style:family="table-cell">
      <style:table-cell-properties fo:background-color="#ff972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4" style:family="table-cell">
      <style:table-cell-properties fo:background-color="#ff972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A5" style:family="table-cell">
      <style:table-cell-properties fo:background-color="#ffff0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5" style:family="table-cell">
      <style:table-cell-properties fo:background-color="#ffff00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A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C6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864d9" officeooo:paragraph-rsid="000864d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rsid="000864d9" officeooo:paragraph-rsid="000864d9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rsid="000864d9" officeooo:paragraph-rsid="000b2916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9pt" officeooo:rsid="000864d9" officeooo:paragraph-rsid="000864d9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officeooo:rsid="000864d9" officeooo:paragraph-rsid="000864d9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8pt" fo:font-weight="bold" officeooo:rsid="000864d9" officeooo:paragraph-rsid="000b2916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officeooo:rsid="000864d9" officeooo:paragraph-rsid="000864d9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fo:font-size="8pt" officeooo:rsid="000864d9" officeooo:paragraph-rsid="000b2916" style:font-size-asian="8pt" style:font-size-complex="8pt"/>
    </style:style>
    <style:style style:name="P9" style:family="paragraph" style:parent-style-name="Standard">
      <style:text-properties officeooo:paragraph-rsid="000b2916"/>
    </style:style>
    <style:style style:name="P10" style:family="paragraph" style:parent-style-name="Standard">
      <style:text-properties fo:font-size="8pt" officeooo:rsid="000b2916" officeooo:paragraph-rsid="000b2916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8pt" fo:font-weight="bold" officeooo:rsid="000bb9ed" officeooo:paragraph-rsid="000bb9ed" style:font-size-asian="8pt" style:font-weight-asian="bold" style:font-size-complex="8pt" style:font-weight-complex="bold"/>
    </style:style>
    <style:style style:name="T1" style:family="text">
      <style:text-properties officeooo:rsid="000b2916"/>
    </style:style>
    <style:style style:name="T2" style:family="text">
      <style:text-properties officeooo:rsid="000bb9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Classificação</text:p>
          </table:table-cell>
          <table:table-cell table:style-name="Tabela1.A1" office:value-type="string">
            <text:p text:style-name="P2">Cor</text:p>
          </table:table-cell>
          <table:table-cell table:style-name="Tabela1.A1" office:value-type="string">
            <text:p text:style-name="P2">Velocidade para uma nova morte</text:p>
          </table:table-cell>
          <table:table-cell table:style-name="Tabela1.D1" office:value-type="string">
            <text:p text:style-name="P1">Explicação</text:p>
          </table:table-cell>
        </table:table-row>
        <table:table-row table:style-name="Tabela1.1">
          <table:table-cell table:style-name="Tabela1.A2" office:value-type="string">
            <text:p text:style-name="P11">MUITO ALTO</text:p>
          </table:table-cell>
          <table:table-cell table:style-name="Tabela1.A2" office:value-type="string">
            <text:p text:style-name="P7">ROXO</text:p>
          </table:table-cell>
          <table:table-cell table:style-name="Tabela1.A2" office:value-type="string">
            <text:p text:style-name="P7">Entre 0 e 0,58 dia (&lt;13h56min)</text:p>
          </table:table-cell>
          <table:table-cell table:style-name="Tabela1.D2" office:value-type="string">
            <text:p text:style-name="P4">Velocidade nos últimos <text:span text:style-name="T2">21</text:span> dias acima da taxa de mortalidade diária de todas as doenças (somadas) no Brasil</text:p>
          </table:table-cell>
        </table:table-row>
        <table:table-row table:style-name="Tabela1.1">
          <table:table-cell table:style-name="Tabela1.A3" office:value-type="string">
            <text:p text:style-name="P11">ALTO</text:p>
          </table:table-cell>
          <table:table-cell table:style-name="Tabela1.A3" office:value-type="string">
            <text:p text:style-name="P7">VERMELHO</text:p>
          </table:table-cell>
          <table:table-cell table:style-name="Tabela1.A3" office:value-type="string">
            <text:p text:style-name="P7">Entre 0,58 e 5 dias</text:p>
          </table:table-cell>
          <table:table-cell table:style-name="Tabela1.D3" office:value-type="string">
            <text:p text:style-name="P4">Velocidade nos últimos <text:span text:style-name="T2">21</text:span> dias acima da taxa de mortalidade diária de todas as doenças respiratórias (somadas) no Brasil</text:p>
          </table:table-cell>
        </table:table-row>
        <table:table-row table:style-name="Tabela1.1">
          <table:table-cell table:style-name="Tabela1.A4" office:value-type="string">
            <text:p text:style-name="P11">MODERADO</text:p>
          </table:table-cell>
          <table:table-cell table:style-name="Tabela1.A4" office:value-type="string">
            <text:p text:style-name="P7">LARANJA</text:p>
          </table:table-cell>
          <table:table-cell table:style-name="Tabela1.A4" office:value-type="string">
            <text:p text:style-name="P7">Entre 5 e 20 dias</text:p>
          </table:table-cell>
          <table:table-cell table:style-name="Tabela1.D4" office:value-type="string">
            <text:p text:style-name="P4">Velocidade nos últimos <text:span text:style-name="T2">21</text:span> dias tendendo para baixo da taxa de mortalidade diária de pneumonia e acima da taxa de mortalidade diária de doenças crônicas das vias aéreas inferiores no Brasil</text:p>
          </table:table-cell>
        </table:table-row>
        <table:table-row table:style-name="Tabela1.1">
          <table:table-cell table:style-name="Tabela1.A5" office:value-type="string">
            <text:p text:style-name="P11">BAIXO</text:p>
          </table:table-cell>
          <table:table-cell table:style-name="Tabela1.A5" office:value-type="string">
            <text:p text:style-name="P7">AMARELO</text:p>
          </table:table-cell>
          <table:table-cell table:style-name="Tabela1.A5" office:value-type="string">
            <text:p text:style-name="P7">Entre 20 e 56,8 dias</text:p>
          </table:table-cell>
          <table:table-cell table:style-name="Tabela1.D5" office:value-type="string">
            <text:p text:style-name="P4">Velocidade nos últimos <text:span text:style-name="T2">21</text:span> dias abaixo de 80% da taxa de mortalidade diária de doenças crônicas das vias aéreas inferiores no Brasil</text:p>
          </table:table-cell>
        </table:table-row>
        <table:table-row table:style-name="Tabela1.1">
          <table:table-cell table:style-name="Tabela1.A6" office:value-type="string">
            <text:p text:style-name="P5">NORMALIDADE</text:p>
          </table:table-cell>
          <table:table-cell table:style-name="Tabela1.A6" office:value-type="string">
            <text:p text:style-name="P7">VERDE</text:p>
          </table:table-cell>
          <table:table-cell table:style-name="Tabela1.A6" office:value-type="string">
            <text:p text:style-name="P7">Acima de 56,8 dias</text:p>
          </table:table-cell>
          <table:table-cell table:style-name="Tabela1.D6" office:value-type="string">
            <text:p text:style-name="P4">Velocidade nos últimos 60 dias abaixo de 30% da taxa de mortalidade diária de doenças crônicas das vias aéreas inferiores no Brasil</text:p>
          </table:table-cell>
        </table:table-row>
      </table:table>
      <text:p text:style-name="Standard"/>
      <text:p text:style-name="Standard"/>
      <text:p text:style-name="P9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">Classificação</text:p>
          </table:table-cell>
          <table:table-cell table:style-name="Tabela2.A1" office:value-type="string">
            <text:p text:style-name="P3">Cor</text:p>
          </table:table-cell>
          <table:table-cell table:style-name="Tabela2.C1" office:value-type="string">
            <text:p text:style-name="P3">Velocidade para um nov<text:span text:style-name="T1">o</text:span> <text:span text:style-name="T1">caso*</text:span></text:p>
          </table:table-cell>
        </table:table-row>
        <table:table-row table:style-name="Tabela2.1">
          <table:table-cell table:style-name="Tabela2.A2" office:value-type="string">
            <text:p text:style-name="P11">MUITO ALTO</text:p>
            <text:p text:style-name="P6"/>
          </table:table-cell>
          <table:table-cell table:style-name="Tabela2.A2" office:value-type="string">
            <text:p text:style-name="P8">ROXO</text:p>
          </table:table-cell>
          <table:table-cell table:style-name="Tabela2.C2" office:value-type="string">
            <text:p text:style-name="P8">Entre 0 e 0,<text:span text:style-name="T1">09</text:span> dia (&lt;<text:span text:style-name="T1">2</text:span>h<text:span text:style-name="T1">10</text:span>min)</text:p>
          </table:table-cell>
        </table:table-row>
        <table:table-row table:style-name="Tabela2.1">
          <table:table-cell table:style-name="Tabela2.A3" office:value-type="string">
            <text:p text:style-name="P6">A<text:span text:style-name="T2">LTO</text:span></text:p>
            <text:p text:style-name="P6"/>
          </table:table-cell>
          <table:table-cell table:style-name="Tabela2.A3" office:value-type="string">
            <text:p text:style-name="P8">VERMELHO</text:p>
          </table:table-cell>
          <table:table-cell table:style-name="Tabela2.C3" office:value-type="string">
            <text:p text:style-name="P8">Entre 0,<text:span text:style-name="T1">09</text:span> e <text:span text:style-name="T1">0,75</text:span> dias <text:span text:style-name="T1">(&lt;18h)</text:span></text:p>
          </table:table-cell>
        </table:table-row>
        <table:table-row table:style-name="Tabela2.1">
          <table:table-cell table:style-name="Tabela2.A4" office:value-type="string">
            <text:p text:style-name="P11">MODERADO</text:p>
            <text:p text:style-name="P6"/>
          </table:table-cell>
          <table:table-cell table:style-name="Tabela2.A4" office:value-type="string">
            <text:p text:style-name="P8">LARANJA</text:p>
          </table:table-cell>
          <table:table-cell table:style-name="Tabela2.C4" office:value-type="string">
            <text:p text:style-name="P8">Entre <text:span text:style-name="T1">0,75</text:span> e <text:span text:style-name="T1">3</text:span> dias <text:span text:style-name="T1">(&lt;72h)</text:span></text:p>
          </table:table-cell>
        </table:table-row>
        <table:table-row table:style-name="Tabela2.1">
          <table:table-cell table:style-name="Tabela2.A5" office:value-type="string">
            <text:p text:style-name="P11">BAIXO</text:p>
          </table:table-cell>
          <table:table-cell table:style-name="Tabela2.A5" office:value-type="string">
            <text:p text:style-name="P8">AMARELO</text:p>
          </table:table-cell>
          <table:table-cell table:style-name="Tabela2.C5" office:value-type="string">
            <text:p text:style-name="P8">Entre <text:span text:style-name="T1">3</text:span> e <text:span text:style-name="T1">8</text:span>,8 dias</text:p>
          </table:table-cell>
        </table:table-row>
        <table:table-row table:style-name="Tabela2.1">
          <table:table-cell table:style-name="Tabela2.A6" office:value-type="string">
            <text:p text:style-name="P6">NORMALIDADE</text:p>
            <text:p text:style-name="P6"/>
          </table:table-cell>
          <table:table-cell table:style-name="Tabela2.A6" office:value-type="string">
            <text:p text:style-name="P8">VERDE</text:p>
          </table:table-cell>
          <table:table-cell table:style-name="Tabela2.C6" office:value-type="string">
            <text:p text:style-name="P8">Acima de <text:span text:style-name="T1">8,8</text:span> dias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7T10:47:10.500587843</meta:creation-date>
    <dc:date>2020-12-15T14:36:34.153014266</dc:date>
    <meta:editing-duration>PT13M58S</meta:editing-duration>
    <meta:editing-cycles>4</meta:editing-cycles>
    <meta:generator>LibreOffice/7.0.2.2$Linux_X86_64 LibreOffice_project/8349ace3c3162073abd90d81fd06dcfb6b36b994</meta:generator>
    <meta:document-statistic meta:table-count="2" meta:image-count="0" meta:object-count="0" meta:page-count="1" meta:paragraph-count="42" meta:word-count="201" meta:character-count="1138" meta:non-whitespace-character-count="979"/>
  </office:meta>
</office:document-meta>
</file>